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4e49c"/>
    </style:style>
    <style:style style:name="P2" style:family="paragraph" style:parent-style-name="Standard">
      <style:paragraph-properties fo:text-align="center" style:justify-single-word="false"/>
      <style:text-properties fo:font-size="32pt" officeooo:rsid="0014e49c" officeooo:paragraph-rsid="0014e49c" style:font-size-asian="32pt" style:font-size-complex="32pt"/>
    </style:style>
    <style:style style:name="P3" style:family="paragraph" style:parent-style-name="Standard">
      <style:text-properties officeooo:rsid="0016337e" officeooo:paragraph-rsid="0016337e"/>
    </style:style>
    <style:style style:name="P4"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style style:name="P5" style:family="paragraph" style:parent-style-name="Text_20_body">
      <style:text-properties officeooo:rsid="0016337e" officeooo:paragraph-rsid="0016337e"/>
    </style:style>
    <style:style style:name="P6" style:family="paragraph" style:parent-style-name="Text_20_body">
      <style:text-properties officeooo:rsid="0017f16a" officeooo:paragraph-rsid="0017f16a"/>
    </style:style>
    <style:style style:name="P7" style:family="paragraph" style:parent-style-name="Text_20_body">
      <style:text-properties officeooo:rsid="001938be" officeooo:paragraph-rsid="001938be"/>
    </style:style>
    <style:style style:name="P8" style:family="paragraph" style:parent-style-name="Text_20_body">
      <style:text-properties fo:font-weight="normal" officeooo:rsid="00193c74" officeooo:paragraph-rsid="00193c74" style:font-weight-asian="normal" style:font-weight-complex="normal"/>
    </style:style>
    <style:style style:name="P9" style:family="paragraph" style:parent-style-name="Text_20_body">
      <style:text-properties officeooo:rsid="00193c74" officeooo:paragraph-rsid="00193c74"/>
    </style:style>
    <style:style style:name="P10" style:family="paragraph" style:parent-style-name="Standard">
      <style:text-properties fo:font-weight="normal" officeooo:rsid="0014e49c" officeooo:paragraph-rsid="001abe60" style:font-weight-asian="normal" style:font-weight-complex="normal"/>
    </style:style>
    <style:style style:name="P11" style:family="paragraph" style:parent-style-name="Text_20_body">
      <style:text-properties fo:font-weight="normal" officeooo:rsid="00193c74" officeooo:paragraph-rsid="00193c74" style:font-weight-asian="normal" style:font-weight-complex="normal"/>
    </style:style>
    <style:style style:name="P12" style:family="paragraph" style:parent-style-name="Text_20_body">
      <style:text-properties fo:font-weight="normal" officeooo:rsid="001d521e" officeooo:paragraph-rsid="001d521e" style:font-weight-asian="normal" style:font-weight-complex="normal"/>
    </style:style>
    <style:style style:name="P13" style:family="paragraph" style:parent-style-name="Text_20_body">
      <style:text-properties officeooo:paragraph-rsid="001d521e"/>
    </style:style>
    <style:style style:name="P14" style:family="paragraph" style:parent-style-name="Text_20_body">
      <style:text-properties officeooo:rsid="001e7b69" officeooo:paragraph-rsid="001e7b69"/>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1abe60"/>
    </style:style>
    <style:style style:name="P17" style:family="paragraph" style:parent-style-name="Heading_20_2">
      <style:text-properties officeooo:rsid="0017f16a" officeooo:paragraph-rsid="0017f16a"/>
    </style:style>
    <style:style style:name="P18" style:family="paragraph" style:parent-style-name="Heading_20_2">
      <style:text-properties officeooo:rsid="0017f16a" officeooo:paragraph-rsid="00193c74"/>
    </style:style>
    <style:style style:name="P19" style:family="paragraph" style:parent-style-name="Heading_20_2">
      <style:paragraph-properties fo:margin-left="0cm" fo:margin-right="0cm" fo:text-indent="-1.016cm" style:auto-text-indent="false"/>
    </style:style>
    <style:style style:name="P20" style:family="paragraph" style:parent-style-name="Heading_20_2">
      <style:paragraph-properties fo:margin-left="0cm" fo:margin-right="0cm" fo:text-indent="-1.016cm" style:auto-text-indent="false"/>
      <style:text-properties officeooo:rsid="0016337e" officeooo:paragraph-rsid="0016337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6337e" style:font-weight-asian="bold" style:font-weight-complex="bold"/>
    </style:style>
    <style:style style:name="T3" style:family="text">
      <style:text-properties fo:font-weight="bold" officeooo:rsid="001abe60" style:font-weight-asian="bold" style:font-weight-complex="bold"/>
    </style:style>
    <style:style style:name="T4" style:family="text">
      <style:text-properties officeooo:rsid="0016337e"/>
    </style:style>
    <style:style style:name="T5" style:family="text">
      <style:text-properties officeooo:rsid="0016eb96"/>
    </style:style>
    <style:style style:name="T6" style:family="text">
      <style:text-properties fo:color="#000000" style:text-underline-style="none"/>
    </style:style>
    <style:style style:name="T7" style:family="text">
      <style:text-properties fo:color="#000000" style:text-underline-style="none" fo:font-weight="normal" style:font-weight-asian="normal" style:font-weight-complex="normal"/>
    </style:style>
    <style:style style:name="T8" style:family="text">
      <style:text-properties officeooo:rsid="001a8d0a"/>
    </style:style>
    <style:style style:name="T9" style:family="text">
      <style:text-properties officeooo:rsid="001abe60"/>
    </style:style>
    <style:style style:name="T10" style:family="text">
      <style:text-properties officeooo:rsid="001cacd4"/>
    </style:style>
    <style:style style:name="T11" style:family="text">
      <style:text-properties officeooo:rsid="001d521e"/>
    </style:style>
    <style:style style:name="T12" style:family="text">
      <style:text-properties officeooo:rsid="001ebc3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Bitácora del Desarrollador</text:p>
      <text:p text:style-name="P2">Proyecto – Crazy River Ride</text:p>
      <text:p text:style-name="P2"/>
      <text:p text:style-name="P2"/>
      <text:p text:style-name="P2">Proyecto Diagnostico</text:p>
      <text:p text:style-name="P1"/>
      <text:table-of-content text:style-name="Sect1" text:protected="true" text:name="Índice de contenido1">
        <text:table-of-content-source text:outline-level="10" text:use-index-source-styles="true">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15" text:outline-level="1">Índice</text:h>
          </text:index-title>
          <text:p text:style-name="P21"><text:a xlink:type="simple" xlink:href="#__RefHeading__105_659973887" text:style-name="Index_20_Link" text:visited-style-name="Index_20_Link">Semana Primera<text:tab/>3</text:a></text:p>
          <text:p text:style-name="P22"><text:a xlink:type="simple" xlink:href="#__RefHeading__1046_659973887" text:style-name="Index_20_Link" text:visited-style-name="Index_20_Link">10 de Febrero del 2015 – 9:00 pm<text:tab/>3</text:a></text:p>
          <text:p text:style-name="P22"><text:a xlink:type="simple" xlink:href="#__RefHeading__1048_659973887" text:style-name="Index_20_Link" text:visited-style-name="Index_20_Link">11 de Febrero del 2015 – 10:43 am<text:tab/>3</text:a></text:p>
          <text:p text:style-name="P22"><text:a xlink:type="simple" xlink:href="#__RefHeading__1050_659973887" text:style-name="Index_20_Link" text:visited-style-name="Index_20_Link">11 de Febrero del 2015 – 11:42 am<text:tab/>3</text:a></text:p>
          <text:p text:style-name="P22"><text:a xlink:type="simple" xlink:href="#__RefHeading__1052_659973887" text:style-name="Index_20_Link" text:visited-style-name="Index_20_Link">11 de Febrero del 2015 – 12:50 pm<text:tab/>3</text:a></text:p>
          <text:p text:style-name="P22"><text:a xlink:type="simple" xlink:href="#__RefHeading__3727_659973887" text:style-name="Index_20_Link" text:visited-style-name="Index_20_Link">11 de Febrero del 2015 – 1:16 pm<text:tab/>3</text:a></text:p>
          <text:p text:style-name="P22"><text:a xlink:type="simple" xlink:href="#__RefHeading__3737_659973887" text:style-name="Index_20_Link" text:visited-style-name="Index_20_Link">11 de Febrero del 2015 – 5:00 pm<text:tab/>3</text:a></text:p>
          <text:p text:style-name="P22"><text:a xlink:type="simple" xlink:href="#__RefHeading__3739_659973887" text:style-name="Index_20_Link" text:visited-style-name="Index_20_Link">11 de Febrero del 2015 – 8:00 pm<text:tab/>4</text:a></text:p>
          <text:p text:style-name="P21"><text:a xlink:type="simple" xlink:href="#__RefHeading__174_141183169" text:style-name="Index_20_Link" text:visited-style-name="Index_20_Link">Semana Segunda<text:tab/>5</text:a></text:p>
          <text:p text:style-name="P21"><text:a xlink:type="simple" xlink:href="#__RefHeading__176_141183169" text:style-name="Index_20_Link" text:visited-style-name="Index_20_Link">Semana Tercera<text:tab/>6</text:a></text:p>
        </text:index-body>
      </text:table-of-content>
      <text:p text:style-name="Text_20_body"/>
      <text:h text:style-name="P15" text:outline-level="1"><text:bookmark-start text:name="__RefHeading__105_659973887"/><text:span text:style-name="T1">Semana Primera</text:span> <text:bookmark-end text:name="__RefHeading__105_659973887"/></text:h>
      <text:p text:style-name="P1">Esta semana comprenden los periodos entre el martes 10 de Febrero al <text:span text:style-name="T10">domingo</text:span> 15 de Febrero.</text:p>
      <text:p text:style-name="P1"/>
      <text:h text:style-name="P19" text:outline-level="2" text:is-list-header="true"><text:bookmark-start text:name="__RefHeading__1046_659973887"/><text:span text:style-name="T1">10 de </text:span><text:span text:style-name="T2">F</text:span><text:span text:style-name="T1">ebrero del 2015 – </text:span><text:span text:style-name="T2">9:00 pm</text:span><text:bookmark-end text:name="__RefHeading__1046_659973887"/></text:h>
      <text:p text:style-name="P5">Durante esta hora se deciden los dos primeros integrantes del grupo, Cristian Rivera López e Ismael Campos.</text:p>
      <text:h text:style-name="P19" text:outline-level="2" text:is-list-header="true"><text:bookmark-start text:name="__RefHeading__1048_659973887"/>11 de Febrero del 2015 – <text:span text:style-name="T4">10:43 am</text:span><text:bookmark-end text:name="__RefHeading__1048_659973887"/></text:h>
      <text:p text:style-name="P3">Publico en el grupo del Facebook (2015-01-CE2103), que necesito dos personas mas para que el grupo del presente proyecto este completo. Además cree una libreta de bitácora rápida, para tener los eventos inesperados apuntados, pues no todo el tiempo puedo apuntarlo en la computadora, pues esta es estacionaría, y además funciona para tener apuntadas los cosas que se hablen en futuras reuniones.</text:p>
      <text:p text:style-name="P3"/>
      <text:h text:style-name="P20" text:outline-level="2" text:is-list-header="true"><text:bookmark-start text:name="__RefHeading__1050_659973887"/>11 de Febrero del 2015 – 11:42 am<text:bookmark-end text:name="__RefHeading__1050_659973887"/></text:h>
      <text:p text:style-name="P5">Casi una hora después llama Albin Mora Valverde, para solicitar estar en el grupo, con lo cual respondo con un sí, además tomo sus datos, como el correo electrónico, numero de teléfono y un aproximado del tiempo de disponibilidad. Albin ahora es miembro del grupo de programación del proyecto de diagnostico.</text:p>
      <text:h text:style-name="Heading_20_2" text:outline-level="2"><text:bookmark-start text:name="__RefHeading__1052_659973887"/>11 de Febrero del 2015 – 1<text:span text:style-name="T5">2</text:span>:<text:span text:style-name="T5">50</text:span> <text:span text:style-name="T5">pm</text:span><text:bookmark-end text:name="__RefHeading__1052_659973887"/></text:h>
      <text:p text:style-name="P5">Verifico si Ismael Campos y Albin Mora tienen <text:span text:style-name="T5">tiempo libre a las 3:00, al no tener disponibilidad a esta hora, se decide hacer una reunión vía Skype a las 8:00 pm del mismo día, al menos con Ismael, a quien llame por teléfono para acordar la cita.</text:span></text:p>
      <text:h text:style-name="P17" text:outline-level="2"><text:bookmark-start text:name="__RefHeading__3727_659973887"/>11 de Febrero del 2015 – 1:16 <text:span text:style-name="T5">pm</text:span><text:bookmark-end text:name="__RefHeading__3727_659973887"/></text:h>
      <text:p text:style-name="P6">Se le anuncia por teléfono a Albin de la reunión, este queda de acuerdo y no tiene ningún problema para estar presente en la reunión. </text:p>
      <text:h text:style-name="Heading_20_2" text:outline-level="2"><text:bookmark-start text:name="__RefHeading__3737_659973887"/>11 de Febrero del 2015 – 5:00 pm<text:bookmark-end text:name="__RefHeading__3737_659973887"/></text:h>
      <text:p text:style-name="P7">Accedo a la computadora y creo el documento que contiene mi bitácora. Además de crear otro documento, en el cual no he escrito nada pero ahí ira escrito la metodología de trabajo que se usará en el proyecto la cual es adaptada para estudiantes (creada por mí), que utiliza Scrum como base para obtener la información a programar, UML, la cual se usará para modelar sprint por sprint, que serán tomadas como etapas de desarrollo, para evitar problemas de dependencias internas dentro del proyecto <text:soft-page-break/>mismo, y dividir el trabajo en partes iguales. Además se incluirá el manejador de código para que el proyecto este impecable en su rama principal, aprovechando al máximo la funcionalidad de ramas del git (la cual es de las mas rápidas entre los manejadores de código). Seguido de esto, la etapa de desarrollo con prueba y testeo antes de subir el archivo, además de realizar “scrum dailys”, y por ultimo la prueba y testeo final del proyecto buscando bug´s y arreglándolos o reportándolos (en el caso de que no pueda repararse). </text:p>
      <text:h text:style-name="P18" text:outline-level="2"><text:bookmark-start text:name="__RefHeading__3739_659973887"/>11 de Febrero del 2015 – 8:00 pm<text:bookmark-end text:name="__RefHeading__3739_659973887"/></text:h>
      <text:p text:style-name="P8">Como aun no existía un repositorio se creo el repositorio oficial, se agregó una descripción breve del proyecto en el archivo README.md, además el repositorio fue creado en una organización de la pagina github, la organización me pertenece y se llama Programmer-CE </text:p>
      <text:p text:style-name="P8">la organización se puede encontrar en:</text:p>
      <text:p text:style-name="P9"><text:a xlink:type="simple" xlink:href="https://github.com/Programmer-CE"><text:span text:style-name="T7">https://github.com/Programmer-CE</text:span></text:a></text:p>
      <text:p text:style-name="P8">Y el repositorio en:</text:p>
      <text:p text:style-name="P8"><text:a xlink:type="simple" xlink:href="https://github.com/Programmer-CE/CrazyRiverRide"><text:span text:style-name="T6">https://github.com/Programmer-CE/CrazyRiverRide</text:span></text:a></text:p>
      <text:h text:style-name="Heading_20_2" text:outline-level="2">1<text:span text:style-name="T11">1</text:span> de Febrero del 2015 – 10:19 pm</text:h>
      <text:p text:style-name="P12">La reunión solo pudo ser efectuada entre Albin y yo, Ismael tuvo problemas con el skype y como le era mas cómodo usar hangouts, lo usamos, aun así tuvo problemas para conectarse a hangouts, aunque la reunión se dio en ese servicio de comunicación, no se le dio bien a Ismael con la computadora que le ha estado fallando, se espera reparar este fallo de comunicación lo mas antes posible.</text:p>
      <text:h text:style-name="Heading_20_2" text:outline-level="2">11 de Febrero del 2015 – 10:24 pm</text:h>
      <text:p text:style-name="P14">Se crea el proyecto en el IDE Qt Creator, en la carpeta que tiene contacto con el repositorio remoto, se agrega la documentación al repositorio local y se sube al repositorio remoto. El proyecto de Qt Creator fue iniciado de la manera mas simple posible <text:span text:style-name="T12">fue iniciada como “Qt Widget Application”.</text:span></text:p>
      <text:p text:style-name="P13"/>
      <text:p text:style-name="P13"/>
      <text:p text:style-name="P13"/>
      <text:h text:style-name="P16" text:outline-level="1"><text:bookmark-start text:name="__RefHeading__174_141183169"/><text:span text:style-name="T1">Semana </text:span><text:span text:style-name="T3">Segunda</text:span><text:bookmark-end text:name="__RefHeading__174_141183169"/></text:h>
      <text:p text:style-name="P10">Esta semana comprenden los periodos entre el <text:span text:style-name="T9">lunes</text:span> 1<text:span text:style-name="T9">6</text:span> de Febrero al <text:span text:style-name="T8">domingo</text:span> <text:span text:style-name="T9">22</text:span> de Febrero.</text:p>
      <text:p text:style-name="P10"/>
      <text:h text:style-name="P16" text:outline-level="1"><text:bookmark-start text:name="__RefHeading__176_141183169"/><text:span text:style-name="T1">Semana </text:span><text:span text:style-name="T3">Tercera</text:span><text:bookmark-end text:name="__RefHeading__176_141183169"/></text:h>
      <text:p text:style-name="P10">Esta semana comprenden los periodos entre el <text:span text:style-name="T9">lunes</text:span> <text:span text:style-name="T9">23</text:span> de Febrero al <text:span text:style-name="T9">sábado</text:span> <text:span text:style-name="T9">28</text:span> de Febr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shadow="none">
        <style:background-image/>
      </style:paragraph-properties>
      <style:text-properties fo:text-transform="uppercase" style:font-name="Liberation Serif1" fo:font-family="'Liberation Serif'" style:font-style-name="Negrita"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4e49c"/>
    </style:style>
    <style:style style:name="MP2"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itácora Cristian Rivera López </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6:50.992741147</meta:creation-date>
    <dc:date>2015-02-11T22:41:50.481535060</dc:date>
    <meta:editing-duration>PT2H27M24S</meta:editing-duration>
    <meta:editing-cycles>10</meta:editing-cycles>
    <meta:generator>LibreOffice/4.2.7.2$Linux_x86 LibreOffice_project/420m0$Build-2</meta:generator>
    <meta:document-statistic meta:table-count="0" meta:image-count="0" meta:object-count="0" meta:page-count="6" meta:paragraph-count="46" meta:word-count="759" meta:character-count="4377" meta:non-whitespace-character-count="3642"/>
  </office:meta>
</office:document-meta>
</file>